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94cm" svg:y1="5.318cm" svg:x2="17.002cm" svg:y2="5.318cm">
          <text:p/>
        </draw:line>
        <draw:frame draw:style-name="gr2" draw:layer="layout" svg:width="1.704cm" svg:height="0.963cm" svg:x="8.747cm" svg:y="4.302cm">
          <draw:text-box>
            <text:p>WIP</text:p>
          </draw:text-box>
        </draw:frame>
        <draw:frame draw:style-name="gr2" draw:layer="layout" svg:width="6.052cm" svg:height="2.387cm" svg:x="4.302cm" svg:y="5.826cm">
          <draw:text-box>
            <text:p>+errorPopUp; stage</text:p>
            <text:p>+errorLabel; Label</text:p>
            <text:p>+close; Button</text:p>
          </draw:text-box>
        </draw:frame>
        <draw:line draw:style-name="gr1" draw:text-style-name="P1" draw:layer="layout" svg:x1="3.794cm" svg:y1="8.239cm" svg:x2="17.002cm" svg:y2="8.239cm">
          <text:p/>
        </draw:line>
        <draw:frame draw:style-name="gr2" draw:layer="layout" svg:width="3.106cm" svg:height="1.675cm" svg:x="4.81cm" svg:y="9.001cm">
          <draw:text-box>
            <text:p>+error()</text:p>
            <text:p>-closing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 </meta:initial-creator>
    <meta:creation-date>2019-05-16T22:43:25.16</meta:creation-date>
    <dc:date>2019-05-16T22:45:13.17</dc:date>
    <dc:creator>Cody Murrer </dc:creator>
    <meta:editing-duration>PT1M48S</meta:editing-duration>
    <meta:editing-cycles>1</meta:editing-cycles>
    <meta:document-statistic meta:object-count="5"/>
    <meta:generator>OpenOffice/4.1.6$Win32 OpenOffice.org_project/416m1$Build-9790</meta:generator>
  </office:meta>
</office:document-meta>
</file>